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1" fo:language="en" fo:country="US" officeooo:rsid="001ad6e1" officeooo:paragraph-rsid="001ad6e1"/>
    </style:style>
    <style:style style:name="P2" style:family="paragraph" style:parent-style-name="Standard">
      <style:paragraph-properties fo:text-align="justify" style:justify-single-word="false"/>
      <style:text-properties style:font-name="Liberation Sans1" fo:language="en" fo:country="US" officeooo:rsid="0021f06e" officeooo:paragraph-rsid="0021f06e"/>
    </style:style>
    <style:style style:name="P3" style:family="paragraph" style:parent-style-name="Standard">
      <style:paragraph-properties fo:text-align="justify" style:justify-single-word="false"/>
      <style:text-properties style:font-name="Liberation Sans1" fo:language="en" fo:country="US" officeooo:rsid="00252e11" officeooo:paragraph-rsid="00252e11"/>
    </style:style>
    <style:style style:name="P4" style:family="paragraph" style:parent-style-name="Standard">
      <style:paragraph-properties fo:text-align="justify" style:justify-single-word="false"/>
      <style:text-properties style:font-name="Liberation Sans1" fo:language="en" fo:country="US" fo:font-weight="bold" officeooo:rsid="0021f06e" officeooo:paragraph-rsid="0027a1ab" style:font-weight-asian="bold" style:font-weight-complex="bold"/>
    </style:style>
    <style:style style:name="P5" style:family="paragraph" style:parent-style-name="Standard">
      <style:text-properties style:font-name="Liberation Sans1" fo:language="en" fo:country="US" fo:font-weight="bold" officeooo:rsid="0021f06e" officeooo:paragraph-rsid="0021f06e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ans1" fo:language="en" fo:country="US" fo:font-weight="bold" officeooo:rsid="0027a1ab" officeooo:paragraph-rsid="0027a1ab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ans1" fo:language="en" fo:country="US" fo:font-weight="bold" officeooo:rsid="0023765e" officeooo:paragraph-rsid="0023765e" style:font-weight-asian="bold" style:font-weight-complex="bold"/>
    </style:style>
    <style:style style:name="P8" style:family="paragraph" style:parent-style-name="Standard">
      <style:text-properties style:font-name="Liberation Sans1" fo:language="en" fo:country="US" fo:font-weight="bold" officeooo:rsid="003c0cd2" officeooo:paragraph-rsid="003c0cd2" style:font-weight-asian="bold" style:font-weight-complex="bold"/>
    </style:style>
    <style:style style:name="P9" style:family="paragraph" style:parent-style-name="Standard">
      <style:text-properties style:font-name="Liberation Sans1" fo:language="en" fo:country="US" officeooo:rsid="0026c00f" officeooo:paragraph-rsid="0026c00f"/>
    </style:style>
    <style:style style:name="P10" style:family="paragraph" style:parent-style-name="Standard">
      <style:paragraph-properties fo:text-align="justify" style:justify-single-word="false"/>
      <style:text-properties style:font-name="Liberation Sans1" fo:language="en" fo:country="US" officeooo:rsid="0026c00f" officeooo:paragraph-rsid="0026c00f"/>
    </style:style>
    <style:style style:name="P11" style:family="paragraph" style:parent-style-name="Standard">
      <style:paragraph-properties fo:text-align="justify" style:justify-single-word="false"/>
      <style:text-properties style:font-name="Liberation Sans1" fo:language="en" fo:country="US" officeooo:rsid="0029279a" officeooo:paragraph-rsid="0029279a"/>
    </style:style>
    <style:style style:name="P12" style:family="paragraph" style:parent-style-name="Standard">
      <style:paragraph-properties fo:text-align="justify" style:justify-single-word="false"/>
      <style:text-properties style:font-name="Liberation Sans1" fo:language="en" fo:country="US" fo:font-weight="normal" officeooo:rsid="002eeaff" officeooo:paragraph-rsid="002eeaff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ans1" fo:language="en" fo:country="US" officeooo:rsid="002a799f" officeooo:paragraph-rsid="002a799f"/>
    </style:style>
    <style:style style:name="P14" style:family="paragraph" style:parent-style-name="Standard">
      <style:paragraph-properties fo:text-align="justify" style:justify-single-word="false"/>
      <style:text-properties style:font-name="Liberation Sans1" fo:language="en" fo:country="US" officeooo:rsid="0023765e" officeooo:paragraph-rsid="0023765e"/>
    </style:style>
    <style:style style:name="P15" style:family="paragraph" style:parent-style-name="Standard">
      <style:paragraph-properties fo:text-align="justify" style:justify-single-word="false"/>
      <style:text-properties style:font-name="Liberation Sans1" fo:language="en" fo:country="US" officeooo:rsid="00177020" officeooo:paragraph-rsid="00177020"/>
    </style:style>
    <style:style style:name="P16" style:family="paragraph" style:parent-style-name="Standard">
      <style:text-properties style:font-name="Liberation Sans1" fo:language="en" fo:country="US" officeooo:rsid="0024114b" officeooo:paragraph-rsid="002a799f"/>
    </style:style>
    <style:style style:name="P17" style:family="paragraph" style:parent-style-name="Standard">
      <style:paragraph-properties fo:text-align="justify" style:justify-single-word="false"/>
      <style:text-properties style:font-name="Liberation Sans1" fo:language="en" fo:country="US" officeooo:rsid="00339cd1" officeooo:paragraph-rsid="00339cd1"/>
    </style:style>
    <style:style style:name="P18" style:family="paragraph" style:parent-style-name="Standard">
      <style:paragraph-properties fo:text-align="justify" style:justify-single-word="false"/>
      <style:text-properties style:font-name="Liberation Sans1" fo:language="en" fo:country="US" officeooo:rsid="001c6482" officeooo:paragraph-rsid="004565c0"/>
    </style:style>
    <style:style style:name="P1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15%" fo:text-align="center" style:justify-single-word="false"/>
    </style:style>
    <style:style style:name="P20" style:family="paragraph" style:parent-style-name="Title">
      <style:text-properties fo:font-size="24pt" style:font-size-asian="24pt" style:font-size-complex="24pt"/>
    </style:style>
    <style:style style:name="P21" style:family="paragraph" style:parent-style-name="Fig.">
      <style:paragraph-properties fo:text-align="center" style:justify-single-word="false"/>
    </style:style>
    <style:style style:name="P22" style:family="paragraph" style:parent-style-name="Standard">
      <style:paragraph-properties fo:text-align="justify" style:justify-single-word="false"/>
      <style:text-properties fo:language="en" fo:country="US" officeooo:paragraph-rsid="00252e11"/>
    </style:style>
    <style:style style:name="P23" style:family="paragraph" style:parent-style-name="Standard">
      <style:paragraph-properties fo:text-align="justify" style:justify-single-word="false"/>
      <style:text-properties officeooo:paragraph-rsid="0027a1ab"/>
    </style:style>
    <style:style style:name="P2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SC Regular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SC Regular" style:font-size-asian="12pt" style:font-style-asian="normal" style:font-weight-asian="normal" style:font-name-complex="Droid Sans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cm" fo:margin-bottom="0cm" fo:line-height="100%" fo:text-indent="0cm" style:writing-mode="lr-tb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SC Regular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SC Regular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729fc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SC Regular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language="de" fo:country="DE" fo:font-style="italic" style:font-style-asian="italic" style:font-style-complex="italic"/>
    </style:style>
    <style:style style:name="T3" style:family="text">
      <style:text-properties style:font-name="Liberation Sans1" fo:language="de" fo:country="DE" fo:font-style="italic" officeooo:rsid="001f9d00" style:font-style-asian="italic" style:font-style-complex="italic"/>
    </style:style>
    <style:style style:name="T4" style:family="text">
      <style:text-properties style:font-name="Liberation Sans1" fo:language="de" fo:country="DE" fo:font-style="italic" officeooo:rsid="006b1e16" style:font-style-asian="italic" style:font-style-complex="italic"/>
    </style:style>
    <style:style style:name="T5" style:family="text">
      <style:text-properties style:font-name="Liberation Sans1" officeooo:rsid="00252e11"/>
    </style:style>
    <style:style style:name="T6" style:family="text">
      <style:text-properties style:font-name="Liberation Sans1" officeooo:rsid="00258e2e"/>
    </style:style>
    <style:style style:name="T7" style:family="text">
      <style:text-properties style:font-name="Liberation Sans1" fo:language="en" fo:country="US" officeooo:rsid="0027a1ab"/>
    </style:style>
    <style:style style:name="T8" style:family="text">
      <style:text-properties style:font-name="Liberation Sans1" fo:language="en" fo:country="US" officeooo:rsid="00353de1"/>
    </style:style>
    <style:style style:name="T9" style:family="text">
      <style:text-properties style:font-name="Liberation Sans1" fo:language="en" fo:country="US" officeooo:rsid="003186d6"/>
    </style:style>
    <style:style style:name="T10" style:family="text">
      <style:text-properties style:font-name="Liberation Sans1" fo:language="en" fo:country="US" fo:font-style="italic" officeooo:rsid="003186d6" style:font-style-asian="italic" style:font-style-complex="italic"/>
    </style:style>
    <style:style style:name="T11" style:family="text">
      <style:text-properties style:font-name="Liberation Sans1" fo:language="en" fo:country="US" officeooo:rsid="0062cfd7"/>
    </style:style>
    <style:style style:name="T12" style:family="text">
      <style:text-properties style:font-name="Liberation Sans1" fo:language="en" fo:country="US" officeooo:rsid="006ecf5d"/>
    </style:style>
    <style:style style:name="T13" style:family="text">
      <style:text-properties style:font-name="Liberation Sans1" officeooo:rsid="00369925"/>
    </style:style>
    <style:style style:name="T14" style:family="text">
      <style:text-properties style:font-name="Liberation Sans1" officeooo:rsid="004b603c"/>
    </style:style>
    <style:style style:name="T15" style:family="text">
      <style:text-properties style:font-name="Liberation Sans1" officeooo:rsid="004d026e"/>
    </style:style>
    <style:style style:name="T16" style:family="text">
      <style:text-properties style:font-name="Liberation Sans1" officeooo:rsid="004ec7ea"/>
    </style:style>
    <style:style style:name="T17" style:family="text">
      <style:text-properties style:font-name="Liberation Sans1" officeooo:rsid="004f5c9e"/>
    </style:style>
    <style:style style:name="T18" style:family="text">
      <style:text-properties style:font-name="Liberation Sans1" officeooo:rsid="004f9c64"/>
    </style:style>
    <style:style style:name="T19" style:family="text">
      <style:text-properties style:font-name="Liberation Sans1" officeooo:rsid="005611ef"/>
    </style:style>
    <style:style style:name="T20" style:family="text">
      <style:text-properties style:font-name="Liberation Sans1" officeooo:rsid="006087fe"/>
    </style:style>
    <style:style style:name="T21" style:family="text">
      <style:text-properties style:font-name="Liberation Sans1" officeooo:rsid="00853ee4"/>
    </style:style>
    <style:style style:name="T22" style:family="text">
      <style:text-properties officeooo:rsid="001f9d00"/>
    </style:style>
    <style:style style:name="T23" style:family="text">
      <style:text-properties officeooo:rsid="002027cf"/>
    </style:style>
    <style:style style:name="T24" style:family="text">
      <style:text-properties officeooo:rsid="00207d3b"/>
    </style:style>
    <style:style style:name="T25" style:family="text">
      <style:text-properties officeooo:rsid="00213e73"/>
    </style:style>
    <style:style style:name="T26" style:family="text">
      <style:text-properties officeooo:rsid="00234146"/>
    </style:style>
    <style:style style:name="T27" style:family="text">
      <style:text-properties officeooo:rsid="00252e11"/>
    </style:style>
    <style:style style:name="T28" style:family="text">
      <style:text-properties officeooo:rsid="0027a1ab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353de1" style:font-weight-asian="bold" style:font-weight-complex="bold"/>
    </style:style>
    <style:style style:name="T31" style:family="text">
      <style:text-properties fo:font-weight="bold" officeooo:rsid="005ca3fb" style:font-weight-asian="bold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2b4b03" style:font-weight-asian="normal" style:font-weight-complex="normal"/>
    </style:style>
    <style:style style:name="T34" style:family="text">
      <style:text-properties fo:font-weight="normal" officeooo:rsid="002cf3b1" style:font-weight-asian="normal" style:font-weight-complex="normal"/>
    </style:style>
    <style:style style:name="T35" style:family="text">
      <style:text-properties fo:font-weight="normal" officeooo:rsid="002eeaff" style:font-weight-asian="normal" style:font-weight-complex="normal"/>
    </style:style>
    <style:style style:name="T36" style:family="text">
      <style:text-properties fo:font-weight="normal" officeooo:rsid="005b4c4d" style:font-weight-asian="normal" style:font-weight-complex="normal"/>
    </style:style>
    <style:style style:name="T37" style:family="text">
      <style:text-properties fo:font-weight="normal" officeooo:rsid="005c0d76" style:font-weight-asian="normal" style:font-weight-complex="normal"/>
    </style:style>
    <style:style style:name="T38" style:family="text">
      <style:text-properties fo:font-weight="normal" officeooo:rsid="0068f818" style:font-weight-asian="normal" style:font-weight-complex="normal"/>
    </style:style>
    <style:style style:name="T39" style:family="text">
      <style:text-properties fo:font-weight="normal" officeooo:rsid="0072f864" style:font-weight-asian="normal" style:font-weight-complex="normal"/>
    </style:style>
    <style:style style:name="T40" style:family="text">
      <style:text-properties fo:font-weight="normal" officeooo:rsid="00741ca4" style:font-weight-asian="normal" style:font-weight-complex="normal"/>
    </style:style>
    <style:style style:name="T41" style:family="text">
      <style:text-properties officeooo:rsid="0023765e"/>
    </style:style>
    <style:style style:name="T42" style:family="text">
      <style:text-properties officeooo:rsid="00302db9"/>
    </style:style>
    <style:style style:name="T43" style:family="text">
      <style:text-properties officeooo:rsid="00353de1"/>
    </style:style>
    <style:style style:name="T44" style:family="text">
      <style:text-properties officeooo:rsid="00392c1a"/>
    </style:style>
    <style:style style:name="T45" style:family="text">
      <style:text-properties officeooo:rsid="003a0981"/>
    </style:style>
    <style:style style:name="T46" style:family="text">
      <style:text-properties officeooo:rsid="003dfc70"/>
    </style:style>
    <style:style style:name="T47" style:family="text">
      <style:text-properties officeooo:rsid="004276ba"/>
    </style:style>
    <style:style style:name="T48" style:family="text">
      <style:text-properties officeooo:rsid="004565c0"/>
    </style:style>
    <style:style style:name="T49" style:family="text">
      <style:text-properties officeooo:rsid="00471c59"/>
    </style:style>
    <style:style style:name="T50" style:family="text">
      <style:text-properties fo:font-style="italic" officeooo:rsid="006917b7" style:font-style-asian="italic" style:font-style-complex="italic"/>
    </style:style>
    <style:style style:name="T51" style:family="text">
      <style:text-properties officeooo:rsid="00475092"/>
    </style:style>
    <style:style style:name="T52" style:family="text">
      <style:text-properties officeooo:rsid="0047c4b1"/>
    </style:style>
    <style:style style:name="T53" style:family="text">
      <style:text-properties officeooo:rsid="004a9e50"/>
    </style:style>
    <style:style style:name="T54" style:family="text">
      <style:text-properties officeooo:rsid="00504344"/>
    </style:style>
    <style:style style:name="T55" style:family="text">
      <style:text-properties officeooo:rsid="0051e9c3"/>
    </style:style>
    <style:style style:name="T56" style:family="text">
      <style:text-properties officeooo:rsid="00539cd8"/>
    </style:style>
    <style:style style:name="T57" style:family="text">
      <style:text-properties officeooo:rsid="0053fc3b"/>
    </style:style>
    <style:style style:name="T58" style:family="text">
      <style:text-properties officeooo:rsid="0054510e"/>
    </style:style>
    <style:style style:name="T59" style:family="text">
      <style:text-properties officeooo:rsid="005725ca"/>
    </style:style>
    <style:style style:name="T60" style:family="text">
      <style:text-properties officeooo:rsid="005938fd"/>
    </style:style>
    <style:style style:name="T61" style:family="text">
      <style:text-properties officeooo:rsid="005a94c2"/>
    </style:style>
    <style:style style:name="T62" style:family="text">
      <style:text-properties officeooo:rsid="005ca131"/>
    </style:style>
    <style:style style:name="T63" style:family="text">
      <style:text-properties officeooo:rsid="005ca3fb"/>
    </style:style>
    <style:style style:name="T64" style:family="text">
      <style:text-properties officeooo:rsid="005d087d"/>
    </style:style>
    <style:style style:name="T65" style:family="text">
      <style:text-properties officeooo:rsid="005eb5db"/>
    </style:style>
    <style:style style:name="T66" style:family="text">
      <style:text-properties officeooo:rsid="0062408a"/>
    </style:style>
    <style:style style:name="T67" style:family="text">
      <style:text-properties officeooo:rsid="0062cfd7"/>
    </style:style>
    <style:style style:name="T68" style:family="text">
      <style:text-properties officeooo:rsid="00630801"/>
    </style:style>
    <style:style style:name="T69" style:family="text">
      <style:text-properties officeooo:rsid="0063ec3f"/>
    </style:style>
    <style:style style:name="T70" style:family="text">
      <style:text-properties officeooo:rsid="0065bc3b"/>
    </style:style>
    <style:style style:name="T71" style:family="text">
      <style:text-properties officeooo:rsid="0066bee2"/>
    </style:style>
    <style:style style:name="T72" style:family="text">
      <style:text-properties officeooo:rsid="0067966f"/>
    </style:style>
    <style:style style:name="T73" style:family="text">
      <style:text-properties officeooo:rsid="006917b7"/>
    </style:style>
    <style:style style:name="T74" style:family="text">
      <style:text-properties officeooo:rsid="00691f29"/>
    </style:style>
    <style:style style:name="T75" style:family="text">
      <style:text-properties officeooo:rsid="006c79db"/>
    </style:style>
    <style:style style:name="T76" style:family="text">
      <style:text-properties officeooo:rsid="006ceff7"/>
    </style:style>
    <style:style style:name="T77" style:family="text">
      <style:text-properties officeooo:rsid="00710c84"/>
    </style:style>
    <style:style style:name="T78" style:family="text">
      <style:text-properties officeooo:rsid="0075686a"/>
    </style:style>
    <style:style style:name="T79" style:family="text">
      <style:text-properties officeooo:rsid="0079ab50"/>
    </style:style>
    <style:style style:name="T80" style:family="text">
      <style:text-properties officeooo:rsid="007d1ac2"/>
    </style:style>
    <style:style style:name="T81" style:family="text">
      <style:text-properties officeooo:rsid="007e5681"/>
    </style:style>
    <style:style style:name="T82" style:family="text">
      <style:text-properties officeooo:rsid="007f6e4a"/>
    </style:style>
    <style:style style:name="T83" style:family="text">
      <style:text-properties officeooo:rsid="0083c468"/>
    </style:style>
    <style:style style:name="T8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SC Regular" style:font-size-asian="10pt" style:font-style-asian="normal" style:font-weight-asian="normal" style:font-name-complex="Droid Sans Devanagari1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2.006cm" fo:min-width="1.983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53cm" fo:min-width="0.402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07cm" fo:min-width="0.68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788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cm" svg:stroke-color="#729fcf" draw:marker-start="Linienspitzen_20_1" draw:marker-start-width="0.199cm" draw:marker-start-center="false" draw:marker-end="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25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25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0">PDCA and the Forgotten Stakeholders</text:p>
      <text:p text:style-name="P19"><text:span text:style-name="Default_20_Paragraph_20_Font"><text:span text:style-name="T2">Dirk Engel, </text:span></text:span><text:a xlink:type="simple" xlink:href="mailto:info@engel-internet.de" office:target-frame-name="_top" xlink:show="replace" text:style-name="Internet_20_link" text:visited-style-name="Visited_20_Internet_20_Link"><text:span text:style-name="Internet_20_link"><text:span text:style-name="T2">info@engel-internet.de</text:span></text:span></text:a><text:span text:style-name="Default_20_Paragraph_20_Font"><text:span text:style-name="T2">, </text:span></text:span><text:span text:style-name="Default_20_Paragraph_20_Font"><text:span text:style-name="T4">Feb</text:span></text:span><text:span text:style-name="Default_20_Paragraph_20_Font"><text:span text:style-name="T2"> </text:span></text:span><text:span text:style-name="Default_20_Paragraph_20_Font"><text:span text:style-name="T4">05</text:span></text:span><text:span text:style-name="Default_20_Paragraph_20_Font"><text:span text:style-name="T2">, 202</text:span></text:span><text:span text:style-name="Default_20_Paragraph_20_Font"><text:span text:style-name="T3">3</text:span></text:span></text:p>
      <text:p text:style-name="P19"><text:a xlink:type="simple" xlink:href="https://github.com/dirkengel/" text:style-name="Internet_20_link" text:visited-style-name="Visited_20_Internet_20_Link"><text:span text:style-name="Internet_20_link"><text:span text:style-name="T1">https://github.com/dirkengel/</text:span></text:span></text:a></text:p>
      <text:p text:style-name="P1"/>
      <text:p text:style-name="P18"><draw:frame draw:style-name="fr2" draw:name="Rahmen1" text:anchor-type="paragraph" svg:x="-0.125cm" svg:y="0.042cm" svg:width="5.517cm" draw:z-index="0"><draw:text-box fo:min-height="5.297cm"><text:p text:style-name="P21"><draw:g text:anchor-type="paragraph" draw:z-index="1" draw:name="Gruppenobjekt 2" draw:style-name="gr10"><draw:custom-shape draw:style-name="gr2" draw:text-style-name="P24" svg:width="3.511cm" svg:height="3.192cm" svg:x="0.947cm" svg:y="0.6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5" svg:width="1.278cm" svg:height="1.278cm" svg:x="2.095cm" svg:y="0.0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5" svg:width="1.278cm" svg:height="1.278cm" svg:x="0.308cm" svg:y="1.5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5" svg:width="1.278cm" svg:height="1.278cm" svg:x="3.819cm" svg:y="1.5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5" svg:width="1.278cm" svg:height="1.278cm" svg:x="2.095cm" svg:y="3.1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27" svg:width="1.467cm" svg:height="0.659cm" svg:x="0.222cm" svg:y="1.895cm"><draw:text-box><text:p text:style-name="P26"><text:span text:style-name="T84">Adapt</text:span></text:p></draw:text-box></draw:frame><draw:custom-shape draw:style-name="gr5" draw:text-style-name="P28" svg:width="0.191cm" svg:height="0.193cm" draw:transform="skewX (-0.00925024503556993) rotate (0.608421777245223) translate (0.994833333333333cm 2.91923611111111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5" draw:text-style-name="P28" svg:width="0.193cm" svg:height="0.191cm" draw:transform="skewX (-0.01850049007114) rotate (2.17398211628414) translate (3.42018055555556cm 3.81176388888889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5" draw:text-style-name="P28" svg:width="0.191cm" svg:height="0.193cm" draw:transform="skewX (0.00925024503557002) rotate (-2.53317087634457) translate (4.38679166666667cm 1.54869444444444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5" draw:text-style-name="P28" svg:width="0.193cm" svg:height="0.191cm" draw:transform="rotate (-1.13586027719791) translate (2.05669444444444cm 0.650875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6" draw:text-style-name="P29" svg:width="1.384cm" svg:height="1.04cm" svg:x="2.143cm" svg:y="0.392cm"><draw:text-box><text:p text:style-name="P26"><text:span text:style-name="T84">Plan</text:span></text:p></draw:text-box></draw:frame><draw:frame draw:style-name="gr6" draw:text-style-name="P29" svg:width="1.278cm" svg:height="1.04cm" svg:x="4.018cm" svg:y="1.927cm"><draw:text-box><text:p text:style-name="P26"><text:span text:style-name="T84">Do</text:span></text:p></draw:text-box></draw:frame><draw:frame draw:style-name="gr6" draw:text-style-name="P29" svg:width="1.53cm" svg:height="1.04cm" svg:x="1.996cm" svg:y="3.528cm"><draw:text-box><text:p text:style-name="P26"><text:span text:style-name="T84">Check</text:span></text:p></draw:text-box></draw:frame></draw:g>Fig. <text:sequence text:ref-name="refFig.0" text:name="Fig." text:formula="ooow:Fig.+1" style:num-format="1">1</text:sequence>: The PDCA cycle</text:p></draw:text-box></draw:frame><text:span text:style-name="T22">T</text:span>he PDCA cycle <text:span text:style-name="T48">(</text:span><text:span text:style-name="T23">Fig. </text:span><text:span text:style-name="T23"><text:sequence-ref text:reference-format="page" text:ref-name="refFig.0">1</text:sequence-ref></text:span><text:span text:style-name="T48">) </text:span>is <text:span text:style-name="T22">the base of many </text:span>continual improvement processes. <text:span text:style-name="T48">While the single steps of the cycle are </text:span><text:span text:style-name="T64">obviously </text:span><text:span text:style-name="T48">reasonable, </text:span><text:span text:style-name="T64">I </text:span><text:span text:style-name="T26">don’t like </text:span><text:span text:style-name="T48">this</text:span><text:span text:style-name="T23"> illustration as it shows the cycle as a closed loop. </text:span><text:span text:style-name="T49">A </text:span><text:span text:style-name="T23">closed system </text:span><text:span text:style-name="T65">isolated</text:span><text:span text:style-name="T49"> from the outside world</text:span><text:span text:style-name="T23">. </text:span><text:span text:style-name="T24">So what if you </text:span><text:span text:style-name="T65">have overlooked</text:span><text:span text:style-name="T24"> some stakeholders in your process design? There is no way for these forgotten stakeholders </text:span><text:span text:style-name="T49">to take any</text:span><text:span text:style-name="T24"> influence. </text:span><text:span text:style-name="T83">By the way, </text:span><text:span text:style-name="T25">I do </text:span><text:span text:style-name="T83">not</text:span><text:span text:style-name="T25"> like the term process owner </text:span><text:span text:style-name="T83">for a similar reason</text:span><text:span text:style-name="T25">. </text:span><text:span text:style-name="T26">Sure, </text:span><text:span text:style-name="T49">in the end you need </text:span><text:span text:style-name="T65">someo</text:span><text:span text:style-name="T49">ne </text:span><text:span text:style-name="T65">to be </text:span><text:span text:style-name="T49">responsible, </text:span><text:span text:style-name="T25">but all stakeholders </text:span><text:span text:style-name="T51">should </text:span><text:span text:style-name="T65">see</text:span><text:span text:style-name="T51"> themselves as owner</text:span><text:span text:style-name="T65">s</text:span><text:span text:style-name="T51"> and take </text:span><text:span text:style-name="T65">care</text:span><text:span text:style-name="T51"> </text:span><text:span text:style-name="T49">of </text:span><text:span text:style-name="T25">the process. </text:span><text:span text:style-name="T65">Coming b</text:span><text:span text:style-name="T52">ack to the </text:span><text:span text:style-name="T65">overlooked</text:span><text:span text:style-name="T53"> </text:span><text:span text:style-name="T52">stakeholders, </text:span><text:span text:style-name="T65">is this a real issue and</text:span><text:span text:style-name="T53"> if </text:span><text:span text:style-name="T65">so</text:span><text:span text:style-name="T53">, w</text:span><text:span text:style-name="T52">ho are such</text:span><text:span text:style-name="T41"> forgotten stakeholders? </text:span></text:p>
      <text:p text:style-name="P5"/>
      <text:p text:style-name="P2"><text:span text:style-name="T30">Lost</text:span><text:span text:style-name="T29"> in time</text:span></text:p>
      <text:p text:style-name="P22"><text:span text:style-name="T14">One group of </text:span><text:span text:style-name="T5">forgotten stakeholders </text:span><text:span text:style-name="T20">are</text:span><text:span text:style-name="T14"> tho</text:span><text:span text:style-name="T5">se </text:span><text:span text:style-name="T15">process</text:span><text:span text:style-name="T5"> participants </text:span><text:span text:style-name="T20">who</text:span><text:span text:style-name="T15"> have no </text:span><text:span text:style-name="T20">opportunity</text:span><text:span text:style-name="T15"> to </text:span><text:span text:style-name="T20">give </text:span><text:span text:style-name="T15">i</text:span><text:span text:style-name="T5">mmediate feedback to the other stakeholders. The</text:span><text:span text:style-name="T15">ir</text:span><text:span text:style-name="T5"> feedback </text:span><text:span text:style-name="T20">is </text:span><text:span text:style-name="T5">tak</text:span><text:span text:style-name="T20">ing</text:span><text:span text:style-name="T5"> too long to have any relevant effect. </text:span><text:span text:style-name="T15">For example, i</text:span><text:span text:style-name="T5">f you are unhappy with some</text:span><text:span text:style-name="T15">thing</text:span><text:span text:style-name="T5"> in your </text:span><text:span text:style-name="T20">community</text:span><text:span text:style-name="T5"> and </text:span><text:span text:style-name="T15">the </text:span><text:span text:style-name="T6">local authorit</text:span><text:span text:style-name="T15">ies</text:span><text:span text:style-name="T6"> ignore your ideas, you </text:span><text:span text:style-name="T20">will </text:span><text:span text:style-name="T6">have </text:span><text:span text:style-name="T5">to wait</text:span><text:span text:style-name="T6"> </text:span><text:span text:style-name="T5">until th</text:span><text:span text:style-name="T6">e next election. </text:span><text:span text:style-name="T20">T</text:span><text:span text:style-name="T16">he s</text:span><text:span text:style-name="T15">ame </text:span><text:span text:style-name="T20">applies to </text:span><text:span text:style-name="T16">products that have very long release cycles (years). </text:span><text:span text:style-name="T20">Y</text:span><text:span text:style-name="T16">ou may </text:span><text:span text:style-name="T18">have </text:span><text:span text:style-name="T16">spent </text:span><text:span text:style-name="T20">a</text:span><text:span text:style-name="T16"> lot of money </text:span><text:span text:style-name="T20">on</text:span><text:span text:style-name="T16"> a disappoint</text:span><text:span text:style-name="T18">ing</text:span><text:span text:style-name="T16"> product, but nothing will change for a long time </text:span><text:span text:style-name="T18">and</text:span><text:span text:style-name="T16"> </text:span><text:span text:style-name="T17">your feedback does not really matter. </text:span><text:span text:style-name="T21">A</text:span><text:span text:style-name="T18">ll you can do is try a different product from </text:span><text:span text:style-name="T20">a different</text:span><text:span text:style-name="T18"> </text:span><text:span text:style-name="T20">supplier</text:span><text:span text:style-name="T18"> next time.</text:span></text:p>
      <text:p text:style-name="P3"/>
      <text:p text:style-name="P4"><text:span text:style-name="T43">Lost</text:span> in space </text:p>
      <text:p text:style-name="P10">With <text:span text:style-name="T66">this</text:span> group I <text:span text:style-name="T66">am</text:span> refer<text:span text:style-name="T66">ring</text:span> to those <text:span text:style-name="T54">participa</text:span><text:span text:style-name="T66">nts</text:span> <text:span text:style-name="T66">who </text:span>do not have a<text:span text:style-name="T27"> direct feedback channel to the other stakeholders </text:span><text:span text:style-name="T54">but </text:span><text:span text:style-name="T66">need </text:span><text:span text:style-name="T54">to take an extra hop </text:span><text:span text:style-name="T55">to communicate</text:span><text:span text:style-name="T27">. </text:span><text:span text:style-name="T56">F</text:span><text:span text:style-name="T28">or instance, </text:span><text:span text:style-name="T67">when you want </text:span><text:span text:style-name="T56">to </text:span><text:span text:style-name="T67">provide </text:span><text:span text:style-name="T56">feedback </text:span><text:span text:style-name="T67">on</text:span><text:span text:style-name="T56"> a part </text:span><text:span text:style-name="T28">that is considered </text:span><text:span text:style-name="T56">a</text:span><text:span text:style-name="T28"> third-party </text:span><text:span text:style-name="T56">element</text:span><text:span text:style-name="T28"> and your input</text:span><text:span text:style-name="T67">s</text:span><text:span text:style-name="T28"> </text:span><text:span text:style-name="T56">get stuck somewhere in the communication system and never reach </text:span><text:span text:style-name="T67">the actual </text:span><text:span text:style-name="T57">producer. </text:span><text:span text:style-name="T58">It </text:span><text:span text:style-name="T67">always </text:span><text:span text:style-name="T58">happens </text:span><text:span text:style-name="T67">when</text:span><text:span text:style-name="T58"> you </text:span><text:span text:style-name="T67">do</text:span><text:span text:style-name="T58"> not </text:span><text:span text:style-name="T67">have a </text:span><text:span text:style-name="T58">chance to </text:span><text:span text:style-name="T76">connect</text:span><text:span text:style-name="T58"> with </text:span><text:span text:style-name="T75">the</text:span><text:span text:style-name="T58"> right people or </text:span><text:span text:style-name="T67">do not</text:span><text:span text:style-name="T58"> even know who they are. </text:span></text:p>
      <text:p text:style-name="P9"/>
      <text:p text:style-name="P6"><text:span text:style-name="T43">Lost</text:span> in number</text:p>
      <text:p text:style-name="P23"><text:span text:style-name="T7">You are just one </text:span><text:span text:style-name="T8">individual </text:span><text:span text:style-name="T11">in</text:span><text:span text:style-name="T9"> a large </text:span><text:span text:style-name="T10">stakeholder</text:span><text:span text:style-name="T9"> group </text:span><text:span text:style-name="T12">and</text:span><text:span text:style-name="T7"> nobody </text:span><text:span text:style-name="T11">really</text:span><text:span text:style-name="T9"> </text:span><text:span text:style-name="T7">cares </text:span><text:span text:style-name="T11">about</text:span><text:span text:style-name="T7"> your </text:span><text:span text:style-name="T9">specific</text:span><text:span text:style-name="T7"> feedback. “</text:span><text:span text:style-name="T9">Sit down. Have a scone. </text:span><text:span text:style-name="T1">Make yourself at home…”. </text:span><text:span text:style-name="T13">However, that’s an error in reasoning. First, single minds can have great ideas. Second, a single person giving feedback </text:span><text:span text:style-name="T19">could stand </text:span><text:span text:style-name="T13">for a much larger, </text:span><text:span text:style-name="T19">silently annoyed </text:span><text:span text:style-name="T13">group.</text:span></text:p>
      <text:p text:style-name="P3"/>
      <text:p text:style-name="P11"><text:span text:style-name="T59">Well, n</text:span>one of these three groups can take part in the improvement process – <text:span text:style-name="T59">does </text:span><text:span text:style-name="T68">this</text:span> matter? I <text:span text:style-name="T68">think</text:span> yes, it <text:span text:style-name="T68">is important</text:span> for both sides, the forgotten <text:span text:style-name="T59">outsiders</text:span> and the insiders.</text:p>
      <text:p text:style-name="P15"/>
      <text:p text:style-name="P7">The outsider’s perspective</text:p>
      <text:p text:style-name="P12">I guess you know the situation w<text:span text:style-name="T69">h</text:span>ere you almost can<text:span text:style-name="T69">not</text:span> believe how bad a <text:span text:style-name="T69">certain</text:span> process is. It <text:span text:style-name="T69">i</text:span>s so annoying that <text:span text:style-name="T60">you</text:span> <text:span text:style-name="T69">think </text:span>about <text:span text:style-name="T60">it</text:span> for a long time and <text:span text:style-name="T70">come up with different</text:span> ideas <text:span text:style-name="T60">on </text:span>how <text:span text:style-name="T69">to improve the</text:span> whole thing. <text:span text:style-name="T70">Perhaps</text:span><text:span text:style-name="T42"> </text:span><text:span text:style-name="T70">all</text:span><text:span text:style-name="T42"> the </text:span><text:span text:style-name="T70">good</text:span><text:span text:style-name="T42"> idea</text:span><text:span text:style-name="T60">s</text:span><text:span text:style-name="T42"> </text:span><text:span text:style-name="T70">are gone </text:span><text:span text:style-name="T42">after </text:span><text:span text:style-name="T60">a </text:span><text:span text:style-name="T42">while when </text:span><text:span text:style-name="T70">things have</text:span><text:span text:style-name="T42"> calm</text:span><text:span text:style-name="T70">ed</text:span><text:span text:style-name="T42"> down again. But sometimes an idea seems to</text:span><text:span text:style-name="T60">o</text:span><text:span text:style-name="T42"> convincing, </text:span><text:span text:style-name="T60">you cannot drop it, but y</text:span><text:span text:style-name="T42">ou like to share it. You </text:span><text:span text:style-name="T71">try</text:span><text:span text:style-name="T42"> to find </text:span><text:span text:style-name="T71">the</text:span><text:span text:style-name="T42"> </text:span><text:span text:style-name="T71">right </text:span><text:span text:style-name="T42">contact to </text:span><text:soft-page-break/><text:span text:style-name="T70">submit</text:span><text:span text:style-name="T42"> your idea, </text:span><text:span text:style-name="T70">but </text:span><text:span text:style-name="T61">you </text:span><text:span text:style-name="T71">do not find any </text:span><text:span text:style-name="T61">or cannot get past the gatekeeper when finally </text:span><text:span text:style-name="T70">found</text:span><text:span text:style-name="T61"> </text:span><text:span text:style-name="T71">one</text:span><text:span text:style-name="T42">. </text:span><text:span text:style-name="T79">This too is</text:span><text:span text:style-name="T42"> extremely unsatisfactory. All you can </text:span><text:span text:style-name="T80">then </text:span><text:span text:style-name="T77">do </text:span><text:span text:style-name="T42">is </text:span><text:span text:style-name="T71">share</text:span><text:span text:style-name="T42"> </text:span><text:span text:style-name="T61">your thoughts</text:span><text:span text:style-name="T42"> with </text:span><text:span text:style-name="T81">people</text:span><text:span text:style-name="T42"> </text:span><text:span text:style-name="T71">in a </text:span><text:span text:style-name="T72">larger</text:span><text:span text:style-name="T71"> community,</text:span><text:span text:style-name="T42"> and </text:span><text:span text:style-name="T61">if you are lucky and it </text:span><text:span text:style-name="T42">falls on </text:span><text:span text:style-name="T71">fertile</text:span><text:span text:style-name="T42"> ground, you </text:span><text:span text:style-name="T72">will</text:span><text:span text:style-name="T42"> get </text:span><text:span text:style-name="T72">some</text:span><text:span text:style-name="T42"> appreciative feedback. </text:span></text:p>
      <text:p text:style-name="P14"/>
      <text:p text:style-name="P7">The insider’s perspective</text:p>
      <text:p text:style-name="P13"><text:span text:style-name="T32">If you are afraid </text:span><text:span text:style-name="T38">of getting</text:span><text:span text:style-name="T32"> too many </text:span><text:span text:style-name="T38">suggestions</text:span><text:span text:style-name="T32">, you may already </text:span><text:span text:style-name="T33">suspect or know </text:span><text:span text:style-name="T38">of </text:span><text:span text:style-name="T33">some gaps in your processes. </text:span><text:span text:style-name="T38">If not, but you are still worried about</text:span><text:span text:style-name="T34"> </text:span><text:span text:style-name="T38">too much </text:span><text:span text:style-name="T34">spam, you could add some formal hurdles </text:span><text:span text:style-name="T36">someone</text:span><text:span text:style-name="T34"> has to </text:span><text:span text:style-name="T38">go through</text:span><text:span text:style-name="T34"> when he/she want</text:span><text:span text:style-name="T36">s</text:span><text:span text:style-name="T34"> to sen</text:span><text:span text:style-name="T38">d</text:span><text:span text:style-name="T34"> you a </text:span><text:span text:style-name="T38">suggestion for</text:span><text:span text:style-name="T36"> improvement</text:span><text:span text:style-name="T34">. If he/she is willing to take </text:span><text:span text:style-name="T38">that hurdle</text:span><text:span text:style-name="T34">, the proposal </text:span><text:span text:style-name="T38">should be worth reading</text:span><text:span text:style-name="T34">. It </text:span><text:span text:style-name="T37">i</text:span><text:span text:style-name="T34">s free, </text:span><text:span text:style-name="T37">adds</text:span><text:span text:style-name="T34"> a fresh </text:span><text:span text:style-name="T39">perspective</text:span><text:span text:style-name="T37">,</text:span><text:span text:style-name="T34"> and </text:span><text:span text:style-name="T37">therefore</text:span><text:span text:style-name="T34"> </text:span><text:span text:style-name="T38">could</text:span><text:span text:style-name="T34"> </text:span><text:span text:style-name="T37">be </text:span><text:span text:style-name="T34">the key </text:span><text:span text:style-name="T40">to</text:span><text:span text:style-name="T34"> a bigger step forward. </text:span><text:span text:style-name="T35">Otherwise, you </text:span><text:span text:style-name="T38">run the </text:span><text:span text:style-name="T37">risk </text:span><text:span text:style-name="T38">of</text:span><text:span text:style-name="T35"> continu</text:span><text:span text:style-name="T38">ing to live</text:span><text:span text:style-name="T35"> in </text:span><text:span text:style-name="T37">a</text:span><text:span text:style-name="T35"> bubble </text:span><text:span text:style-name="T38">where </text:span><text:span text:style-name="T35">everything </text:span><text:span text:style-name="T38">seems </text:span><text:span text:style-name="T35">perfect.</text:span></text:p>
      <text:p text:style-name="P16"/>
      <text:p text:style-name="P8">So what?</text:p>
      <text:p text:style-name="P17"><draw:frame draw:style-name="fr1" draw:name="Rahmen2" text:anchor-type="paragraph" svg:x="11.68cm" svg:y="0.021cm" svg:width="5.332cm" draw:z-index="2"><draw:text-box fo:min-height="5.44cm"><text:p text:style-name="P21"/><text:p text:style-name="P21"/><text:p text:style-name="P21"/><text:p text:style-name="P21"/><text:p text:style-name="P21"/><text:p text:style-name="P21">Fig. <text:sequence text:ref-name="refFig.1" text:name="Fig." text:formula="ooow:Fig.+1" style:num-format="1">2</text:sequence>: PDCA cylce <text:span text:style-name="T46">as Q</text:span></text:p></draw:text-box></draw:frame><draw:g text:anchor-type="paragraph" draw:z-index="3" draw:name="Gruppenobjekt 1" draw:style-name="gr1"><draw:custom-shape draw:style-name="gr2" draw:text-style-name="P24" svg:width="3.511cm" svg:height="3.192cm" svg:x="12.607cm" svg:y="0.6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5" svg:width="1.278cm" svg:height="1.278cm" svg:x="13.755cm" svg:y="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5" svg:width="1.278cm" svg:height="1.278cm" svg:x="11.968cm" svg:y="1.6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5" svg:width="1.278cm" svg:height="1.278cm" svg:x="15.479cm" svg:y="1.6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5" svg:width="1.278cm" svg:height="1.278cm" svg:x="13.755cm" svg:y="3.2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27" svg:width="1.467cm" svg:height="0.659cm" svg:x="11.882cm" svg:y="1.919cm"><draw:text-box><text:p text:style-name="P26"><text:span text:style-name="T84">Adapt</text:span></text:p></draw:text-box></draw:frame><draw:custom-shape draw:style-name="gr5" draw:text-style-name="P28" svg:width="0.191cm" svg:height="0.193cm" draw:transform="skewX (-0.00925024503556993) rotate (0.608421777245223) translate (12.6559027777778cm 2.94216666666667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5" draw:text-style-name="P28" svg:width="0.193cm" svg:height="0.191cm" draw:transform="skewX (-0.01850049007114) rotate (2.17398211628414) translate (15.08125cm 3.83469444444444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5" draw:text-style-name="P28" svg:width="0.191cm" svg:height="0.193cm" draw:transform="skewX (0.00925024503557002) rotate (-2.53317087634457) translate (16.0460972222222cm 1.571625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5" draw:text-style-name="P28" svg:width="0.193cm" svg:height="0.191cm" draw:transform="rotate (-1.13586027719791) translate (13.7177638888889cm 0.673805555555556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6" draw:text-style-name="P29" svg:width="1.384cm" svg:height="1.04cm" svg:x="13.803cm" svg:y="0.416cm"><draw:text-box><text:p text:style-name="P26"><text:span text:style-name="T84">Plan</text:span></text:p></draw:text-box></draw:frame><draw:frame draw:style-name="gr6" draw:text-style-name="P29" svg:width="1.278cm" svg:height="1.04cm" svg:x="15.678cm" svg:y="1.951cm"><draw:text-box><text:p text:style-name="P26"><text:span text:style-name="T84">Do</text:span></text:p></draw:text-box></draw:frame><draw:frame draw:style-name="gr6" draw:text-style-name="P29" svg:width="1.53cm" svg:height="1.04cm" svg:x="13.656cm" svg:y="3.551cm"><draw:text-box><text:p text:style-name="P26"><text:span text:style-name="T84">Check</text:span></text:p></draw:text-box></draw:frame><draw:connector draw:style-name="gr7" draw:text-style-name="P24" draw:type="curve" svg:x1="15.496cm" svg:y1="3.476cm" svg:x2="16.764cm" svg:y2="4.234cm" draw:start-shape="id1" draw:start-glue-point="1" draw:end-shape="id2" draw:end-glue-point="3" svg:d="M15496 3476c1081 0 448 758 1268 758" svg:viewBox="0 0 1270 760"><text:p/></draw:connector><draw:custom-shape draw:style-name="gr8" draw:text-style-name="P24" xml:id="id1" draw:id="id1" svg:width="0.5cm" svg:height="0.502cm" draw:transform="skewX (0.00349065850398872) rotate (0.785398163397448) translate (14.9648333333333cm 3.65301388888889cm)"><text:p/><draw:enhanced-geometry svg:viewBox="0 0 21600 21600" draw:type="rectangle" draw:enhanced-path="M 0 0 L 21600 0 21600 21600 0 21600 0 0 Z N"/></draw:custom-shape><draw:custom-shape draw:style-name="gr9" draw:text-style-name="P24" xml:id="id2" draw:id="id2" svg:width="0.003cm" svg:height="0.502cm" svg:x="16.764cm" svg:y="3.984cm"><text:p/><draw:enhanced-geometry svg:viewBox="0 0 21600 21600" draw:mirror-horizontal="false" draw:mirror-vertical="false" draw:type="rectangle" draw:enhanced-path="M 0 0 L 21600 0 21600 21600 0 21600 0 0 Z N"/></draw:custom-shape></draw:g>So what can <text:span text:style-name="T82">we</text:span> do? In <text:span text:style-name="T73">the </text:span>best case you provide a dedicated <text:s/>feedback channel <text:span text:style-name="T62">for process improvements </text:span>that <text:span text:style-name="T73">is</text:span> <text:span text:style-name="T62">als</text:span><text:span text:style-name="T73">o</text:span> <text:span text:style-name="T62">acces</text:span><text:span text:style-name="T73">sible</text:span> from <text:span text:style-name="T73">the</text:span> outside <text:span text:style-name="T73">to reach the inner circle </text:span><text:span text:style-name="T78">o</text:span><text:span text:style-name="T73">f process </text:span><text:span text:style-name="T50">owners</text:span>. Or you filter out that information form <text:span text:style-name="T62">other multi-purpose </text:span>channel<text:span text:style-name="T62">s (e. g. social media)</text:span>. If you want to make some<text:span text:style-name="T73">one</text:span> happy, then <text:span text:style-name="T73">respond</text:span> to <text:span text:style-name="T62">the</text:span> suggestions <text:span text:style-name="T62">in </text:span><text:span text:style-name="T73">good</text:span><text:span text:style-name="T62"> time</text:span>. <text:span text:style-name="T73">However, </text:span><text:span text:style-name="T78">it is </text:span><text:span text:style-name="T73">crucial </text:span><text:span text:style-name="T78">that you </text:span><text:span text:style-name="T73">check from time to time whether </text:span><text:span text:style-name="T44">some stakeholders </text:span><text:span text:style-name="T73">have been </text:span><text:span text:style-name="T44">forgotten or </text:span><text:span text:style-name="T73">undervalued</text:span><text:span text:style-name="T44"> in the past. </text:span><text:span text:style-name="T74">T</text:span><text:span text:style-name="T44">o support </text:span><text:span text:style-name="T74">this</text:span><text:span text:style-name="T44"> awareness, I propose a </text:span><text:span text:style-name="T74">small</text:span><text:span text:style-name="T44"> additional arrow </text:span><text:span text:style-name="T47">(Fig. </text:span><text:span text:style-name="T47"><text:sequence-ref text:reference-format="page" text:ref-name="refFig.1">2</text:sequence-ref></text:span><text:span text:style-name="T47">)</text:span><text:span text:style-name="T44"> representing the </text:span><text:span text:style-name="T74">external </text:span><text:span text:style-name="T44">inputs that should be </text:span><text:span text:style-name="T63">regularly</text:span><text:span text:style-name="T44"> checked </text:span><text:span text:style-name="T74">along</text:span><text:span text:style-name="T44"> with the internal KPI</text:span><text:span text:style-name="T63">s</text:span><text:span text:style-name="T44">. </text:span><text:span text:style-name="T45">That little arrow </text:span><text:span text:style-name="T74">turns</text:span><text:span text:style-name="T45"> the (inner) ‘</text:span><text:span text:style-name="T63">O’ </text:span><text:span text:style-name="T74">circle</text:span><text:span text:style-name="T45"> into a ‘Q’ like </text:span><text:span text:style-name="T31">Q</text:span><text:span text:style-name="T45">ualit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rawing" style:family="paragraph" style:parent-style-name="Caption" style:class="extra"/>
    <style:style style:name="Text" style:family="paragraph" style:parent-style-name="Caption" style:class="extra"/>
    <style:style style:name="Fig." style:family="paragraph" style:parent-style-name="Caption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2T16:35:19.729130696</meta:creation-date>
    <dc:date>2023-02-05T15:55:21.743118657</dc:date>
    <meta:editing-duration>P2DT13H54M16S</meta:editing-duration>
    <meta:editing-cycles>91</meta:editing-cycles>
    <meta:generator>LibreOffice/7.3.6.2$Linux_X86_64 LibreOffice_project/30$Build-2</meta:generator>
    <meta:document-statistic meta:table-count="0" meta:image-count="0" meta:object-count="0" meta:page-count="2" meta:paragraph-count="19" meta:word-count="817" meta:character-count="4667" meta:non-whitespace-character-count="3863"/>
  </office:meta>
</office:document-meta>
</file>